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0.36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2" table:default-cell-style-name="Default"/>
        <table:table-column table:style-name="co3" table:number-columns-repeated="971" table:default-cell-style-name="Default"/>
        <table:table-row table:style-name="ro1">
          <table:table-cell/>
          <table:table-cell table:style-name="ce4" office:value-type="float" office:value="1996" calcext:value-type="float">
            <text:p>1996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1999" calcext:value-type="float">
            <text:p>1999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2" calcext:value-type="float">
            <text:p>2002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CI+/-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One person household</text:p>
          </table:table-cell>
          <table:table-cell table:style-name="ce2" office:value-type="float" office:value="6608" calcext:value-type="float">
            <text:p>660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642" calcext:value-type="float">
            <text:p>664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6709" calcext:value-type="float">
            <text:p>670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839" calcext:value-type="float">
            <text:p>683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954" calcext:value-type="float">
            <text:p>6954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027" calcext:value-type="float">
            <text:p>702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7221" calcext:value-type="float">
            <text:p>722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7255" calcext:value-type="float">
            <text:p>725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7213" calcext:value-type="float">
            <text:p>721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7230" calcext:value-type="float">
            <text:p>723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302" calcext:value-type="float">
            <text:p>730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440" calcext:value-type="float">
            <text:p>744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534" calcext:value-type="float">
            <text:p>753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7534" calcext:value-type="float">
            <text:p>7534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591" calcext:value-type="float">
            <text:p>759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7660" calcext:value-type="float">
            <text:p>766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729" calcext:value-type="float">
            <text:p>7729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761" calcext:value-type="float">
            <text:p>7761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7599" calcext:value-type="float">
            <text:p>759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743" calcext:value-type="float">
            <text:p>7743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7660" calcext:value-type="float">
            <text:p>7660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7715" calcext:value-type="float">
            <text:p>7715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8007" calcext:value-type="float">
            <text:p>8007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8197" calcext:value-type="float">
            <text:p>8197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8247" calcext:value-type="float">
            <text:p>8247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299" calcext:value-type="float">
            <text:p>8299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3"/>Under 65</text:p>
          </table:table-cell>
          <table:table-cell table:style-name="ce2" office:value-type="float" office:value="3456" calcext:value-type="float">
            <text:p>345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432" calcext:value-type="float">
            <text:p>343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519" calcext:value-type="float">
            <text:p>351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571" calcext:value-type="float">
            <text:p>35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688" calcext:value-type="float">
            <text:p>368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3723" calcext:value-type="float">
            <text:p>372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952" calcext:value-type="float">
            <text:p>395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954" calcext:value-type="float">
            <text:p>395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876" calcext:value-type="float">
            <text:p>387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973" calcext:value-type="float">
            <text:p>397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016" calcext:value-type="float">
            <text:p>401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88" calcext:value-type="float">
            <text:p>408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156" calcext:value-type="float">
            <text:p>415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153" calcext:value-type="float">
            <text:p>415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202" calcext:value-type="float">
            <text:p>420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4256" calcext:value-type="float">
            <text:p>4256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4256" calcext:value-type="float">
            <text:p>4256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4120" calcext:value-type="float">
            <text:p>4120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4143" calcext:value-type="float">
            <text:p>414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113" calcext:value-type="float">
            <text:p>4113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4016" calcext:value-type="float">
            <text:p>4016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927" calcext:value-type="float">
            <text:p>39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129" calcext:value-type="float">
            <text:p>412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174" calcext:value-type="float">
            <text:p>417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122" calcext:value-type="float">
            <text:p>4122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103" calcext:value-type="float">
            <text:p>4103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3"/>65 or over</text:p>
          </table:table-cell>
          <table:table-cell table:style-name="ce2" office:value-type="float" office:value="3152" calcext:value-type="float">
            <text:p>31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209" calcext:value-type="float">
            <text:p>320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190" calcext:value-type="float">
            <text:p>319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269" calcext:value-type="float">
            <text:p>326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266" calcext:value-type="float">
            <text:p>326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04" calcext:value-type="float">
            <text:p>330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269" calcext:value-type="float">
            <text:p>326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301" calcext:value-type="float">
            <text:p>330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337" calcext:value-type="float">
            <text:p>333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258" calcext:value-type="float">
            <text:p>325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286" calcext:value-type="float">
            <text:p>328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352" calcext:value-type="float">
            <text:p>335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378" calcext:value-type="float">
            <text:p>337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381" calcext:value-type="float">
            <text:p>338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405" calcext:value-type="float">
            <text:p>3405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3473" calcext:value-type="float">
            <text:p>3473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3641" calcext:value-type="float">
            <text:p>364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3456" calcext:value-type="float">
            <text:p>3456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644" calcext:value-type="float">
            <text:p>3644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788" calcext:value-type="float">
            <text:p>3788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3878" calcext:value-type="float">
            <text:p>387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023" calcext:value-type="float">
            <text:p>402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125" calcext:value-type="float">
            <text:p>4125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4196" calcext:value-type="float">
            <text:p>4196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Couple</text:p>
          </table:table-cell>
          <table:table-cell table:style-name="ce2" office:value-type="float" office:value="13885" calcext:value-type="float">
            <text:p>1388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057" calcext:value-type="float">
            <text:p>1405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029" calcext:value-type="float">
            <text:p>1402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4065" calcext:value-type="float">
            <text:p>1406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4216" calcext:value-type="float">
            <text:p>1421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182" calcext:value-type="float">
            <text:p>1418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4176" calcext:value-type="float">
            <text:p>1417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4192" calcext:value-type="float">
            <text:p>1419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4273" calcext:value-type="float">
            <text:p>1427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4454" calcext:value-type="float">
            <text:p>1445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4497" calcext:value-type="float">
            <text:p>1449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4559" calcext:value-type="float">
            <text:p>1455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4611" calcext:value-type="float">
            <text:p>1461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4694" calcext:value-type="float">
            <text:p>14694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4753" calcext:value-type="float">
            <text:p>1475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4777" calcext:value-type="float">
            <text:p>14777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4873" calcext:value-type="float">
            <text:p>14873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4934" calcext:value-type="float">
            <text:p>14934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5142" calcext:value-type="float">
            <text:p>1514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5296" calcext:value-type="float">
            <text:p>15296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5489" calcext:value-type="float">
            <text:p>15489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5694" calcext:value-type="float">
            <text:p>1569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5733" calcext:value-type="float">
            <text:p>15733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5849" calcext:value-type="float">
            <text:p>15849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5907" calcext:value-type="float">
            <text:p>1590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870" calcext:value-type="float">
            <text:p>15870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6"/>No children</text:p>
          </table:table-cell>
          <table:table-cell table:style-name="ce2" office:value-type="float" office:value="6513" calcext:value-type="float">
            <text:p>651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775" calcext:value-type="float">
            <text:p>677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815" calcext:value-type="float">
            <text:p>681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862" calcext:value-type="float">
            <text:p>686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055" calcext:value-type="float">
            <text:p>705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033" calcext:value-type="float">
            <text:p>703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112" calcext:value-type="float">
            <text:p>711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190" calcext:value-type="float">
            <text:p>719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154" calcext:value-type="float">
            <text:p>715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325" calcext:value-type="float">
            <text:p>732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363" calcext:value-type="float">
            <text:p>736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357" calcext:value-type="float">
            <text:p>7357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454" calcext:value-type="float">
            <text:p>745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402" calcext:value-type="float">
            <text:p>740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448" calcext:value-type="float">
            <text:p>744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481" calcext:value-type="float">
            <text:p>748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476" calcext:value-type="float">
            <text:p>747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388" calcext:value-type="float">
            <text:p>738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7627" calcext:value-type="float">
            <text:p>7627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7656" calcext:value-type="float">
            <text:p>7656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7769" calcext:value-type="float">
            <text:p>7769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797" calcext:value-type="float">
            <text:p>7797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7913" calcext:value-type="float">
            <text:p>7913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7982" calcext:value-type="float">
            <text:p>7982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7875" calcext:value-type="float">
            <text:p>7875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7880" calcext:value-type="float">
            <text:p>7880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6"/>1-2 dependent children</text:p>
          </table:table-cell>
          <table:table-cell table:style-name="ce2" office:value-type="float" office:value="4621" calcext:value-type="float">
            <text:p>46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598" calcext:value-type="float">
            <text:p>459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576" calcext:value-type="float">
            <text:p>457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598" calcext:value-type="float">
            <text:p>459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567" calcext:value-type="float">
            <text:p>456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594" calcext:value-type="float">
            <text:p>459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557" calcext:value-type="float">
            <text:p>455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533" calcext:value-type="float">
            <text:p>453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570" calcext:value-type="float">
            <text:p>457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627" calcext:value-type="float">
            <text:p>462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663" calcext:value-type="float">
            <text:p>466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678" calcext:value-type="float">
            <text:p>467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655" calcext:value-type="float">
            <text:p>465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757" calcext:value-type="float">
            <text:p>475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784" calcext:value-type="float">
            <text:p>478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4754" calcext:value-type="float">
            <text:p>475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831" calcext:value-type="float">
            <text:p>483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896" calcext:value-type="float">
            <text:p>4896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876" calcext:value-type="float">
            <text:p>48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926" calcext:value-type="float">
            <text:p>492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5007" calcext:value-type="float">
            <text:p>500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098" calcext:value-type="float">
            <text:p>509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155" calcext:value-type="float">
            <text:p>5155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273" calcext:value-type="float">
            <text:p>5273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151" calcext:value-type="float">
            <text:p>5151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6"/>3 or more dependent children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09" calcext:value-type="float">
            <text:p>100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05" calcext:value-type="float">
            <text:p>90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06" calcext:value-type="float">
            <text:p>90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16" calcext:value-type="float">
            <text:p>91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935" calcext:value-type="float">
            <text:p>93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6"/>Non-dependent children only</text:p>
          </table:table-cell>
          <table:table-cell table:style-name="ce2" office:value-type="float" office:value="1732" calcext:value-type="float">
            <text:p>173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634" calcext:value-type="float">
            <text:p>163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630" calcext:value-type="float">
            <text:p>163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573" calcext:value-type="float">
            <text:p>157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557" calcext:value-type="float">
            <text:p>155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636" calcext:value-type="float">
            <text:p>163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85" calcext:value-type="float">
            <text:p>158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61" calcext:value-type="float">
            <text:p>156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580" calcext:value-type="float">
            <text:p>158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655" calcext:value-type="float">
            <text:p>165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617" calcext:value-type="float">
            <text:p>161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696" calcext:value-type="float">
            <text:p>169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744" calcext:value-type="float">
            <text:p>174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24" calcext:value-type="float">
            <text:p>172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769" calcext:value-type="float">
            <text:p>176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766" calcext:value-type="float">
            <text:p>176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816" calcext:value-type="float">
            <text:p>181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775" calcext:value-type="float">
            <text:p>177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25" calcext:value-type="float">
            <text:p>182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852" calcext:value-type="float">
            <text:p>1852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Lone parent</text:p>
          </table:table-cell>
          <table:table-cell table:style-name="ce2" office:value-type="float" office:value="2339" calcext:value-type="float">
            <text:p>233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275" calcext:value-type="float">
            <text:p>227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382" calcext:value-type="float">
            <text:p>238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335" calcext:value-type="float">
            <text:p>233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403" calcext:value-type="float">
            <text:p>240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440" calcext:value-type="float">
            <text:p>244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567" calcext:value-type="float">
            <text:p>256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575" calcext:value-type="float">
            <text:p>257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574" calcext:value-type="float">
            <text:p>257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628" calcext:value-type="float">
            <text:p>262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747" calcext:value-type="float">
            <text:p>274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826" calcext:value-type="float">
            <text:p>282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799" calcext:value-type="float">
            <text:p>279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887" calcext:value-type="float">
            <text:p>288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839" calcext:value-type="float">
            <text:p>283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828" calcext:value-type="float">
            <text:p>282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741" calcext:value-type="float">
            <text:p>274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668" calcext:value-type="float">
            <text:p>266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695" calcext:value-type="float">
            <text:p>269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695" calcext:value-type="float">
            <text:p>269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688" calcext:value-type="float">
            <text:p>268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841" calcext:value-type="float">
            <text:p>2841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6"/>Dependent children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536" calcext:value-type="float">
            <text:p>15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651" calcext:value-type="float">
            <text:p>165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621" calcext:value-type="float">
            <text:p>162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658" calcext:value-type="float">
            <text:p>165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25" calcext:value-type="float">
            <text:p>172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771" calcext:value-type="float">
            <text:p>177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775" calcext:value-type="float">
            <text:p>177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781" calcext:value-type="float">
            <text:p>178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790" calcext:value-type="float">
            <text:p>179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802" calcext:value-type="float">
            <text:p>180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64" calcext:value-type="float">
            <text:p>186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0" calcext:value-type="float">
            <text:p>184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763" calcext:value-type="float">
            <text:p>176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679" calcext:value-type="float">
            <text:p>167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702" calcext:value-type="float">
            <text:p>170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82" calcext:value-type="float">
            <text:p>168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48" calcext:value-type="float">
            <text:p>164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775" calcext:value-type="float">
            <text:p>177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6"/>Non-dependent children only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87" calcext:value-type="float">
            <text:p>88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949" calcext:value-type="float">
            <text:p>94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978" calcext:value-type="float">
            <text:p>97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009" calcext:value-type="float">
            <text:p>100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978" calcext:value-type="float">
            <text:p>97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993" calcext:value-type="float">
            <text:p>99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All households</text:p>
          </table:table-cell>
          <table:table-cell table:style-name="ce2" office:value-type="float" office:value="23738" calcext:value-type="float">
            <text:p>2373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3865" calcext:value-type="float">
            <text:p>2386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4036" calcext:value-type="float">
            <text:p>2403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4209" calcext:value-type="float">
            <text:p>2420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4396" calcext:value-type="float">
            <text:p>2439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4535" calcext:value-type="float">
            <text:p>2453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792" calcext:value-type="float">
            <text:p>2479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4917" calcext:value-type="float">
            <text:p>2491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4993" calcext:value-type="float">
            <text:p>2499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5217" calcext:value-type="float">
            <text:p>2521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5379" calcext:value-type="float">
            <text:p>25379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5609" calcext:value-type="float">
            <text:p>2560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5875" calcext:value-type="float">
            <text:p>258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6042" calcext:value-type="float">
            <text:p>2604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240" calcext:value-type="float">
            <text:p>2624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6409" calcext:value-type="float">
            <text:p>26409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6620" calcext:value-type="float">
            <text:p>2662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6663" calcext:value-type="float">
            <text:p>2666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6734" calcext:value-type="float">
            <text:p>2673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7046" calcext:value-type="float">
            <text:p>2704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7109" calcext:value-type="float">
            <text:p>27109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7226" calcext:value-type="float">
            <text:p>27226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7576" calcext:value-type="float">
            <text:p>2757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27824" calcext:value-type="float">
            <text:p>2782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27921" calcext:value-type="float">
            <text:p>27921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8081" calcext:value-type="float">
            <text:p>28081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97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4" office:value-type="float" office:value="1996" calcext:value-type="float">
            <text:p>1996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1999" calcext:value-type="float">
            <text:p>1999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2" calcext:value-type="float">
            <text:p>2002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CI+/-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Married couple family</text:p>
          </table:table-cell>
          <table:table-cell table:style-name="ce2" office:value-type="float" office:value="5223" calcext:value-type="float">
            <text:p>522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26" calcext:value-type="float">
            <text:p>512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13" calcext:value-type="float">
            <text:p>501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936" calcext:value-type="float">
            <text:p>493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918" calcext:value-type="float">
            <text:p>491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833" calcext:value-type="float">
            <text:p>483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777" calcext:value-type="float">
            <text:p>477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746" calcext:value-type="float">
            <text:p>474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689" calcext:value-type="float">
            <text:p>46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732" calcext:value-type="float">
            <text:p>473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682" calcext:value-type="float">
            <text:p>468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689" calcext:value-type="float">
            <text:p>468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642" calcext:value-type="float">
            <text:p>464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709" calcext:value-type="float">
            <text:p>470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701" calcext:value-type="float">
            <text:p>470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641" calcext:value-type="float">
            <text:p>464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698" calcext:value-type="float">
            <text:p>469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756" calcext:value-type="float">
            <text:p>475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767" calcext:value-type="float">
            <text:p>47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730" calcext:value-type="float">
            <text:p>473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829" calcext:value-type="float">
            <text:p>482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963" calcext:value-type="float">
            <text:p>496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892" calcext:value-type="float">
            <text:p>489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935" calcext:value-type="float">
            <text:p>493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5087" calcext:value-type="float">
            <text:p>5087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5085" calcext:value-type="float">
            <text:p>5085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3"/>One child</text:p>
          </table:table-cell>
          <table:table-cell table:style-name="ce2" office:value-type="float" office:value="1979" calcext:value-type="float">
            <text:p>197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831" calcext:value-type="float">
            <text:p>183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798" calcext:value-type="float">
            <text:p>179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784" calcext:value-type="float">
            <text:p>178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792" calcext:value-type="float">
            <text:p>179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775" calcext:value-type="float">
            <text:p>177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750" calcext:value-type="float">
            <text:p>175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858" calcext:value-type="float">
            <text:p>185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826" calcext:value-type="float">
            <text:p>182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853" calcext:value-type="float">
            <text:p>185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52" calcext:value-type="float">
            <text:p>185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91" calcext:value-type="float">
            <text:p>189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864" calcext:value-type="float">
            <text:p>186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33" calcext:value-type="float">
            <text:p>183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894" calcext:value-type="float">
            <text:p>189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3"/>Two children</text:p>
          </table:table-cell>
          <table:table-cell table:style-name="ce2" office:value-type="float" office:value="2295" calcext:value-type="float">
            <text:p>229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80" calcext:value-type="float">
            <text:p>218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140" calcext:value-type="float">
            <text:p>214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134" calcext:value-type="float">
            <text:p>213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67" calcext:value-type="float">
            <text:p>20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62" calcext:value-type="float">
            <text:p>206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060" calcext:value-type="float">
            <text:p>206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032" calcext:value-type="float">
            <text:p>203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043" calcext:value-type="float">
            <text:p>204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32" calcext:value-type="float">
            <text:p>203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29" calcext:value-type="float">
            <text:p>202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96" calcext:value-type="float">
            <text:p>209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129" calcext:value-type="float">
            <text:p>212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122" calcext:value-type="float">
            <text:p>212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175" calcext:value-type="float">
            <text:p>217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360" calcext:value-type="float">
            <text:p>2360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3"/>Three or more children</text:p>
          </table:table-cell>
          <table:table-cell table:style-name="ce2" office:value-type="float" office:value="949" calcext:value-type="float">
            <text:p>94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24" calcext:value-type="float">
            <text:p>92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44" calcext:value-type="float">
            <text:p>84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Opposite sex cohabiting couple family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077" calcext:value-type="float">
            <text:p>107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131" calcext:value-type="float">
            <text:p>113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163" calcext:value-type="float">
            <text:p>116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51" calcext:value-type="float">
            <text:p>125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65" calcext:value-type="float">
            <text:p>126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285" calcext:value-type="float">
            <text:p>128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307" calcext:value-type="float">
            <text:p>130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42" calcext:value-type="float">
            <text:p>124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3"/>One child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3"/>Two children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3"/>Three or more children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Lone parent family</text:p>
          </table:table-cell>
          <table:table-cell table:style-name="ce2" office:value-type="float" office:value="1631" calcext:value-type="float">
            <text:p>163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613" calcext:value-type="float">
            <text:p>161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719" calcext:value-type="float">
            <text:p>171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742" calcext:value-type="float">
            <text:p>17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698" calcext:value-type="float">
            <text:p>169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45" calcext:value-type="float">
            <text:p>174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804" calcext:value-type="float">
            <text:p>180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869" calcext:value-type="float">
            <text:p>186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55" calcext:value-type="float">
            <text:p>205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75" calcext:value-type="float">
            <text:p>197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73" calcext:value-type="float">
            <text:p>197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784" calcext:value-type="float">
            <text:p>178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823" calcext:value-type="float">
            <text:p>182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793" calcext:value-type="float">
            <text:p>179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742" calcext:value-type="float">
            <text:p>174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868" calcext:value-type="float">
            <text:p>1868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3"/>One child</text:p>
          </table:table-cell>
          <table:table-cell table:style-name="ce2" office:value-type="float" office:value="844" calcext:value-type="float">
            <text:p>84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884" calcext:value-type="float">
            <text:p>88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33" calcext:value-type="float">
            <text:p>9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109" calcext:value-type="float">
            <text:p>110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169" calcext:value-type="float">
            <text:p>116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135" calcext:value-type="float">
            <text:p>113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158" calcext:value-type="float">
            <text:p>115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132" calcext:value-type="float">
            <text:p>113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3"/>Two children</text:p>
          </table:table-cell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3"/>Three or more children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All families</text:p>
          </table:table-cell>
          <table:table-cell table:style-name="ce2" office:value-type="float" office:value="7393" calcext:value-type="float">
            <text:p>739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332" calcext:value-type="float">
            <text:p>733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7371" calcext:value-type="float">
            <text:p>737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7398" calcext:value-type="float">
            <text:p>739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355" calcext:value-type="float">
            <text:p>735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386" calcext:value-type="float">
            <text:p>738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396" calcext:value-type="float">
            <text:p>739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370" calcext:value-type="float">
            <text:p>737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7444" calcext:value-type="float">
            <text:p>744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7517" calcext:value-type="float">
            <text:p>751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509" calcext:value-type="float">
            <text:p>750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550" calcext:value-type="float">
            <text:p>75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92" calcext:value-type="float">
            <text:p>759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729" calcext:value-type="float">
            <text:p>772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784" calcext:value-type="float">
            <text:p>778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747" calcext:value-type="float">
            <text:p>774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896" calcext:value-type="float">
            <text:p>789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915" calcext:value-type="float">
            <text:p>791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937" calcext:value-type="float">
            <text:p>793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961" calcext:value-type="float">
            <text:p>796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984" calcext:value-type="float">
            <text:p>798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006" calcext:value-type="float">
            <text:p>800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8014" calcext:value-type="float">
            <text:p>801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8043" calcext:value-type="float">
            <text:p>804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8089" calcext:value-type="float">
            <text:p>8089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8154" calcext:value-type="float">
            <text:p>8154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3"/>One child</text:p>
          </table:table-cell>
          <table:table-cell table:style-name="ce2" office:value-type="float" office:value="3099" calcext:value-type="float">
            <text:p>309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072" calcext:value-type="float">
            <text:p>307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105" calcext:value-type="float">
            <text:p>310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136" calcext:value-type="float">
            <text:p>313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069" calcext:value-type="float">
            <text:p>306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142" calcext:value-type="float">
            <text:p>314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169" calcext:value-type="float">
            <text:p>316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131" calcext:value-type="float">
            <text:p>313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221" calcext:value-type="float">
            <text:p>322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352" calcext:value-type="float">
            <text:p>335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399" calcext:value-type="float">
            <text:p>339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3456" calcext:value-type="float">
            <text:p>345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578" calcext:value-type="float">
            <text:p>357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593" calcext:value-type="float">
            <text:p>359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549" calcext:value-type="float">
            <text:p>354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717" calcext:value-type="float">
            <text:p>371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676" calcext:value-type="float">
            <text:p>367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631" calcext:value-type="float">
            <text:p>363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598" calcext:value-type="float">
            <text:p>359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3565" calcext:value-type="float">
            <text:p>356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604" calcext:value-type="float">
            <text:p>360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3533" calcext:value-type="float">
            <text:p>353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3513" calcext:value-type="float">
            <text:p>351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3478" calcext:value-type="float">
            <text:p>3478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465" calcext:value-type="float">
            <text:p>3465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3"/>Two children</text:p>
          </table:table-cell>
          <table:table-cell table:style-name="ce2" office:value-type="float" office:value="3025" calcext:value-type="float">
            <text:p>302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953" calcext:value-type="float">
            <text:p>295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982" calcext:value-type="float">
            <text:p>298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04" calcext:value-type="float">
            <text:p>300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995" calcext:value-type="float">
            <text:p>299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012" calcext:value-type="float">
            <text:p>30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004" calcext:value-type="float">
            <text:p>300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032" calcext:value-type="float">
            <text:p>303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957" calcext:value-type="float">
            <text:p>295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991" calcext:value-type="float">
            <text:p>299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982" calcext:value-type="float">
            <text:p>298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959" calcext:value-type="float">
            <text:p>295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005" calcext:value-type="float">
            <text:p>300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031" calcext:value-type="float">
            <text:p>303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42" calcext:value-type="float">
            <text:p>304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045" calcext:value-type="float">
            <text:p>304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105" calcext:value-type="float">
            <text:p>310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186" calcext:value-type="float">
            <text:p>318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231" calcext:value-type="float">
            <text:p>323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198" calcext:value-type="float">
            <text:p>319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278" calcext:value-type="float">
            <text:p>327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313" calcext:value-type="float">
            <text:p>331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388" calcext:value-type="float">
            <text:p>338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<text:s text:c="3"/>Three or more children</text:p>
          </table:table-cell>
          <table:table-cell table:style-name="ce2" office:value-type="float" office:value="1270" calcext:value-type="float">
            <text:p>127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307" calcext:value-type="float">
            <text:p>130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84" calcext:value-type="float">
            <text:p>128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57" calcext:value-type="float">
            <text:p>125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92" calcext:value-type="float">
            <text:p>129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75" calcext:value-type="float">
            <text:p>117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69" calcext:value-type="float">
            <text:p>116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66" calcext:value-type="float">
            <text:p>116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169" calcext:value-type="float">
            <text:p>116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177" calcext:value-type="float">
            <text:p>117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60" calcext:value-type="float">
            <text:p>116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134" calcext:value-type="float">
            <text:p>11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34" calcext:value-type="float">
            <text:p>11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155" calcext:value-type="float">
            <text:p>115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177" calcext:value-type="float">
            <text:p>117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188" calcext:value-type="float">
            <text:p>118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217" calcext:value-type="float">
            <text:p>121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39" calcext:value-type="float">
            <text:p>1239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53" table:number-rows-spanned="1">
            <text:p>Number of households by size</text:p>
          </table:table-cell>
          <table:covered-table-cell table:number-columns-repeated="52"/>
          <table:table-cell table:number-columns-repeated="971"/>
        </table:table-row>
        <table:table-row table:style-name="ro1">
          <table:table-cell/>
          <table:table-cell table:style-name="ce4" office:value-type="float" office:value="1996" calcext:value-type="float">
            <text:p>1996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1999" calcext:value-type="float">
            <text:p>1999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2" calcext:value-type="float">
            <text:p>2002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CI+/-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CI+/-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One person</text:p>
          </table:table-cell>
          <table:table-cell table:style-name="ce2" office:value-type="float" office:value="6608" calcext:value-type="float">
            <text:p>660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642" calcext:value-type="float">
            <text:p>664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6709" calcext:value-type="float">
            <text:p>670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839" calcext:value-type="float">
            <text:p>683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954" calcext:value-type="float">
            <text:p>6954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027" calcext:value-type="float">
            <text:p>702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7221" calcext:value-type="float">
            <text:p>722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7255" calcext:value-type="float">
            <text:p>725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7213" calcext:value-type="float">
            <text:p>721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7230" calcext:value-type="float">
            <text:p>723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302" calcext:value-type="float">
            <text:p>730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440" calcext:value-type="float">
            <text:p>744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534" calcext:value-type="float">
            <text:p>753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7534" calcext:value-type="float">
            <text:p>7534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591" calcext:value-type="float">
            <text:p>759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7660" calcext:value-type="float">
            <text:p>766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729" calcext:value-type="float">
            <text:p>7729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761" calcext:value-type="float">
            <text:p>7761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7599" calcext:value-type="float">
            <text:p>759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743" calcext:value-type="float">
            <text:p>7743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7660" calcext:value-type="float">
            <text:p>7660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7715" calcext:value-type="float">
            <text:p>7715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8007" calcext:value-type="float">
            <text:p>8007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8197" calcext:value-type="float">
            <text:p>8197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8247" calcext:value-type="float">
            <text:p>8247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299" calcext:value-type="float">
            <text:p>8299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Two people</text:p>
          </table:table-cell>
          <table:table-cell table:style-name="ce2" office:value-type="float" office:value="8094" calcext:value-type="float">
            <text:p>809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59" calcext:value-type="float">
            <text:p>825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369" calcext:value-type="float">
            <text:p>836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403" calcext:value-type="float">
            <text:p>840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570" calcext:value-type="float">
            <text:p>857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587" calcext:value-type="float">
            <text:p>858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690" calcext:value-type="float">
            <text:p>869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772" calcext:value-type="float">
            <text:p>877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768" calcext:value-type="float">
            <text:p>8768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8925" calcext:value-type="float">
            <text:p>8925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8968" calcext:value-type="float">
            <text:p>8968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8959" calcext:value-type="float">
            <text:p>895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093" calcext:value-type="float">
            <text:p>909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140" calcext:value-type="float">
            <text:p>914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9213" calcext:value-type="float">
            <text:p>9213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9246" calcext:value-type="float">
            <text:p>9246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9282" calcext:value-type="float">
            <text:p>9282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9151" calcext:value-type="float">
            <text:p>9151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9348" calcext:value-type="float">
            <text:p>9348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9441" calcext:value-type="float">
            <text:p>944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416" calcext:value-type="float">
            <text:p>9416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9506" calcext:value-type="float">
            <text:p>9506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9609" calcext:value-type="float">
            <text:p>960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9474" calcext:value-type="float">
            <text:p>9474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9579" calcext:value-type="float">
            <text:p>9579</text:p>
          </table:table-cell>
          <table:table-cell table:style-name="ce2" office:value-type="float" office:value="152" calcext:value-type="float">
            <text:p>152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Three people</text:p>
          </table:table-cell>
          <table:table-cell table:style-name="ce2" office:value-type="float" office:value="3918" calcext:value-type="float">
            <text:p>391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847" calcext:value-type="float">
            <text:p>384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894" calcext:value-type="float">
            <text:p>389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913" calcext:value-type="float">
            <text:p>391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798" calcext:value-type="float">
            <text:p>379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835" calcext:value-type="float">
            <text:p>383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816" calcext:value-type="float">
            <text:p>381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941" calcext:value-type="float">
            <text:p>394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17" calcext:value-type="float">
            <text:p>401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4015" calcext:value-type="float">
            <text:p>401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065" calcext:value-type="float">
            <text:p>406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124" calcext:value-type="float">
            <text:p>412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210" calcext:value-type="float">
            <text:p>421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229" calcext:value-type="float">
            <text:p>422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255" calcext:value-type="float">
            <text:p>425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366" calcext:value-type="float">
            <text:p>436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4365" calcext:value-type="float">
            <text:p>436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4311" calcext:value-type="float">
            <text:p>431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4338" calcext:value-type="float">
            <text:p>4338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4374" calcext:value-type="float">
            <text:p>437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469" calcext:value-type="float">
            <text:p>446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4370" calcext:value-type="float">
            <text:p>437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287" calcext:value-type="float">
            <text:p>428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4306" calcext:value-type="float">
            <text:p>430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435" calcext:value-type="float">
            <text:p>4435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Four people</text:p>
          </table:table-cell>
          <table:table-cell table:style-name="ce2" office:value-type="float" office:value="3469" calcext:value-type="float">
            <text:p>346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458" calcext:value-type="float">
            <text:p>345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436" calcext:value-type="float">
            <text:p>343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416" calcext:value-type="float">
            <text:p>34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418" calcext:value-type="float">
            <text:p>341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470" calcext:value-type="float">
            <text:p>347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432" calcext:value-type="float">
            <text:p>343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448" calcext:value-type="float">
            <text:p>344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456" calcext:value-type="float">
            <text:p>3456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436" calcext:value-type="float">
            <text:p>343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436" calcext:value-type="float">
            <text:p>343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524" calcext:value-type="float">
            <text:p>352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558" calcext:value-type="float">
            <text:p>355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530" calcext:value-type="float">
            <text:p>353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640" calcext:value-type="float">
            <text:p>364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16" calcext:value-type="float">
            <text:p>371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801" calcext:value-type="float">
            <text:p>380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766" calcext:value-type="float">
            <text:p>376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3860" calcext:value-type="float">
            <text:p>386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3881" calcext:value-type="float">
            <text:p>388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101" calcext:value-type="float">
            <text:p>410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3993" calcext:value-type="float">
            <text:p>3993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Five people</text:p>
          </table:table-cell>
          <table:table-cell table:style-name="ce2" office:value-type="float" office:value="1186" calcext:value-type="float">
            <text:p>118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91" calcext:value-type="float">
            <text:p>119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169" calcext:value-type="float">
            <text:p>116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01" calcext:value-type="float">
            <text:p>120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144" calcext:value-type="float">
            <text:p>114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157" calcext:value-type="float">
            <text:p>115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162" calcext:value-type="float">
            <text:p>116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89" calcext:value-type="float">
            <text:p>118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157" calcext:value-type="float">
            <text:p>115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3" calcext:value-type="float">
            <text:p>115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169" calcext:value-type="float">
            <text:p>116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165" calcext:value-type="float">
            <text:p>116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180" calcext:value-type="float">
            <text:p>118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71" calcext:value-type="float">
            <text:p>127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293" calcext:value-type="float">
            <text:p>129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254" calcext:value-type="float">
            <text:p>12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238" calcext:value-type="float">
            <text:p>1238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Six or more people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All households</text:p>
          </table:table-cell>
          <table:table-cell table:style-name="ce2" office:value-type="float" office:value="23738" calcext:value-type="float">
            <text:p>2373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3865" calcext:value-type="float">
            <text:p>2386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4036" calcext:value-type="float">
            <text:p>2403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4209" calcext:value-type="float">
            <text:p>2420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4396" calcext:value-type="float">
            <text:p>2439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4535" calcext:value-type="float">
            <text:p>2453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792" calcext:value-type="float">
            <text:p>2479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4917" calcext:value-type="float">
            <text:p>2491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4993" calcext:value-type="float">
            <text:p>2499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5217" calcext:value-type="float">
            <text:p>2521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5379" calcext:value-type="float">
            <text:p>25379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5609" calcext:value-type="float">
            <text:p>2560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5875" calcext:value-type="float">
            <text:p>258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6042" calcext:value-type="float">
            <text:p>2604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240" calcext:value-type="float">
            <text:p>2624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26409" calcext:value-type="float">
            <text:p>26409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6620" calcext:value-type="float">
            <text:p>2662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6663" calcext:value-type="float">
            <text:p>2666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6734" calcext:value-type="float">
            <text:p>2673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7046" calcext:value-type="float">
            <text:p>2704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7109" calcext:value-type="float">
            <text:p>27109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7226" calcext:value-type="float">
            <text:p>27226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7576" calcext:value-type="float">
            <text:p>2757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27824" calcext:value-type="float">
            <text:p>2782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27921" calcext:value-type="float">
            <text:p>27921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8081" calcext:value-type="float">
            <text:p>28081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Average household size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971"/>
        </table:table-row>
        <table:table-row table:style-name="ro1" table:number-rows-repeated="95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6T09:52:34</meta:creation-date>
    <meta:initial-creator>Umberto Gostoli</meta:initial-creator>
    <meta:document-statistic meta:table-count="1" meta:cell-count="2065" meta:object-count="0"/>
    <meta:generator>LibreOfficeDev/6.0.5.2$Linux_X86_64 LibreOffice_project/</meta:generator>
  </office:meta>
</office:document-meta>
</file>